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172e" officeooo:paragraph-rsid="0018172e"/>
    </style:style>
    <style:style style:name="P2" style:family="paragraph" style:parent-style-name="Standard">
      <style:text-properties fo:color="#c9211e" officeooo:rsid="0019ccd8" officeooo:paragraph-rsid="0019ccd8"/>
    </style:style>
    <style:style style:name="P3" style:family="paragraph" style:parent-style-name="Standard">
      <style:text-properties style:use-window-font-color="true" officeooo:rsid="0019ccd8" officeooo:paragraph-rsid="0019ccd8"/>
    </style:style>
    <style:style style:name="P4" style:family="paragraph" style:parent-style-name="Standard">
      <style:text-properties fo:color="#c9211e" officeooo:rsid="0019ccd8" officeooo:paragraph-rsid="0019ccd8"/>
    </style:style>
    <style:style style:name="P5" style:family="paragraph" style:parent-style-name="Standard">
      <style:text-properties style:use-window-font-color="true" officeooo:rsid="001edcce" officeooo:paragraph-rsid="001edcce"/>
    </style:style>
    <style:style style:name="T1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7/09/2020</text:p>
      <text:p text:style-name="P1"/>
      <text:p text:style-name="P1">virtual box</text:p>
      <text:p text:style-name="P1"/>
      <text:p text:style-name="P2">CONFIGURER DHCP</text:p>
      <text:p text:style-name="P1"/>
      <text:p text:style-name="P1">machine client → tasksel → selec (espace) → environnement de bureau debian et mate → tab pour aller sur ok → Enter</text:p>
      <text:p text:style-name="P1"/>
      <text:p text:style-name="P1">config isc-dhcp-server</text:p>
      <text:p text:style-name="P2">vi /etc/default/isc-dhcp-server</text:p>
      <text:p text:style-name="P3">changer interfacev4 → enp0s8</text:p>
      <text:p text:style-name="P3">sauvegarder quitter</text:p>
      <text:p text:style-name="P3"/>
      <text:p text:style-name="P3">config dhcpd.conf</text:p>
      <text:p text:style-name="P2">vi /etc/dhcp/dhcpd.conf</text:p>
      <text:p text:style-name="P2"/>
      <text:p text:style-name="P5">option domain-name <text:span text:style-name="T1">« touchwash.edu »</text:span></text:p>
      <text:p text:style-name="P5">option domain-name-servers <text:span text:style-name="T1">192.168.0.1 ;</text:span></text:p>
      <text:p text:style-name="P5">default lease time <text:span text:style-name="T1">86400 ;</text:span></text:p>
      <text:p text:style-name="P5">max lease time<text:span text:style-name="T1"> 172800 ;</text:span></text:p>
      <text:p text:style-name="P5"><text:span text:style-name="T1"/></text:p>
      <text:p text:style-name="P5">ddns update style none ;</text:p>
      <text:p text:style-name="P5"><text:span text:style-name="T1"/></text:p>
      <text:p text:style-name="P5">basic subnet declaration</text:p>
      <text:p text:style-name="P5">subnet <text:span text:style-name="T1">192.168.0.0 </text:span>netmask <text:span text:style-name="T1">255.255.255.0</text:span></text:p>
      <text:p text:style-name="P5">{</text:p>
      <text:p text:style-name="P5"><text:span text:style-name="T1"><text:tab/></text:span>range<text:span text:style-name="T1"> 192.168.0.3 192.168.0.253 ;</text:span></text:p>
      <text:p text:style-name="P5"><text:span text:style-name="T1"><text:tab/></text:span>options routers <text:span text:style-name="T1">192.168.0.1 ;</text:span></text:p>
      <text:p text:style-name="P5">}</text:p>
      <text:p text:style-name="P5">host fantasia</text:p>
      <text:p text:style-name="P5">{</text:p>
      <text:p text:style-name="P5"><text:span text:style-name="T1"><text:tab/></text:span>hardware ethernet<text:span text:style-name="T1"> 08:00:27:39:e3:86 ;</text:span></text:p>
      <text:p text:style-name="P5"><text:span text:style-name="T1"><text:tab/></text:span>fixed address <text:span text:style-name="T1">192.168.0.2 ;</text:span></text:p>
      <text:p text:style-name="P5">}</text:p>
      <text:p text:style-name="P5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17T16:17:36.783024978</meta:creation-date>
    <dc:date>2020-09-24T17:50:55.736109396</dc:date>
    <meta:editing-duration>PT2H12M16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26" meta:word-count="94" meta:character-count="650" meta:non-whitespace-character-count="578"/>
  </office:meta>
</office:document-meta>
</file>